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ap Japan:</text:p>
      <text:p text:style-name="Standard"/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>view(Displacements_Japan_UNHCR_IDMC_data_cleaned_1_)</text:p>
      <text:p text:style-name="Standard">JapanCountry -&gt;<text:s/>table(Displacements_Japan_UNHCR_IDMC_data_cleaned_1_$Distance, Displacements_Japan_UNHCR_IDMC_data_cleaned_1_$`Country of Origin (ISO)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JapanCountry,<text:s/>joinCode="NAME", nameJoinColumn="Country")</text:p>
      <text:p text:style-name="Standard">mapCountryData(spdf, nameColumnToPlot="Japan", catMethod="fixedWidth")</text:p>
      <text:p text:style-name="Standard"/>
      <text:p text:style-name="Standard"/>
      <text:p text:style-name="Standard">Map Somalia:</text:p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>view(Somalia_data_cleaned_UNHCR)</text:p>
      <text:p text:style-name="Standard">table(Somalia_data_cleaned_UNHCR$`Country of asylum`, Somalia_data_cleaned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SomaliaKarteCountry, joinCode="NAME", nameJoinColumn="Country")</text:p>
      <text:p text:style-name="Standard">mapCountryData(spdf, nameColumnToPlot="Somalia", catMethod="fixedWidth")</text:p>
      <text:p text:style-name="Standard"/>
      <text:soft-page-break/>
      <text:p text:style-name="Standard">South Africa Map:</text:p>
      <text:p text:style-name="Standard"/>
      <text:p text:style-name="Standard">install.packages("rworldmap")</text:p>
      <text:p text:style-name="Standard">library(rworldmap)</text:p>
      <text:p text:style-name="Standard">library(ggplot2)</text:p>
      <text:p text:style-name="Standard">library(tidyverse)</text:p>
      <text:p text:style-name="Standard">library(plotly)</text:p>
      <text:p text:style-name="Standard">view(SouthAfrika_cleaned_data_UNHCR)</text:p>
      <text:p text:style-name="Standard">table(SouthAfrika_cleaned_data_UNHCR$`Country of asylum`, SouthAfrika_cleaned_data_UNHCR$`Country of Origin`</text:p>
      <text:p text:style-name="Standard"/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SouthAfricaCountry, joinCode="NAME", nameJoinColumn="Country")</text:p>
      <text:p text:style-name="Standard"/>
      <text:p text:style-name="Standard">mapCountryData(spdf, nameColumnToPlot="South Africa", catMethod="fixedWidth")</text:p>
      <text:p text:style-name="Standard"/>
      <text:p text:style-name="Standard"/>
      <text:p text:style-name="Standard">Ukraine Map:</text:p>
      <text:p text:style-name="Standard"/>
      <text:p text:style-name="Standard">library(rworldmap)</text:p>
      <text:p text:style-name="Standard"/>
      <text:p text:style-name="Standard">#create a map-shaped window</text:p>
      <text:p text:style-name="Standard">mapDevice('x11')</text:p>
      <text:p text:style-name="Standard">#join to a<text:s/>coarse resolution map</text:p>
      <text:p text:style-name="Standard">spdf &lt;- joinCountryData2Map(UkraiMap, joinCode="NAME", nameJoinColumn="Country")</text:p>
      <text:p text:style-name="Standard"/>
      <text:p text:style-name="Standard">mapCountryData(spdf, nameColumnToPlot="Ukraine", catMethod="fixedWidth")</text:p>
      <text:p text:style-name="Standard"/>
      <text:p text:style-name="Standard"/>
      <text:p text:style-name="Standard"/>
      <text:soft-page-break/>
      <text:p text:style-name="Standard">Thailand:</text:p>
      <text:p text:style-name="Standard"/>
      <text:p text:style-name="Standard">library(rworldmap)</text:p>
      <text:p text:style-name="Standard">table(Thailand$`Country of Asylum`, Thailand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ThaiMap, joinCode="NAME", nameJoinColumn="Country")</text:p>
      <text:p text:style-name="Standard"/>
      <text:p text:style-name="Standard">mapCountryData(spdf, nameColumnToPlot="Thailand", catMethod="fixedWidth")</text:p>
      <text:p text:style-name="Standard"/>
      <text:p text:style-name="Standard"/>
      <text:p text:style-name="Standard">Venezuela:</text:p>
      <text:p text:style-name="Standard"/>
      <text:p text:style-name="Standard">library(rworldmap)</text:p>
      <text:p text:style-name="Standard">table(Displacements_Venezuela_UNHCR_cleaned_data$`Country of asylum`, Displacements_Venezuela_UNHCR_cleaned_data$`Country of origing (ISO)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VeniMap, joinCode="NAME", nameJoinColumn="Country")</text:p>
      <text:p text:style-name="Standard">mapCountryData(spdf, nameColumnToPlot="Venezuela", catMethod="fixedWidth")</text:p>
      <text:p text:style-name="Standard"/>
      <text:p text:style-name="Standard">Syria:</text:p>
      <text:p text:style-name="Standard">library(rworldmap)</text:p>
      <text:p text:style-name="Standard">table(Syria_data_cleaned_UNHCR$`Country of asylum`, Syria_data_cleaned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SyriMap, joinCode="NAME", nameJoinColumn="Country")</text:p>
      <text:p text:style-name="Standard">mapCountryData(spdf, nameColumnToPlot="Syria", catMethod="fixedWidth")</text:p>
      <text:p text:style-name="Standard"/>
      <text:p text:style-name="Standard"/>
      <text:p text:style-name="Standard">Mozambique:</text:p>
      <text:p text:style-name="Standard"/>
      <text:p text:style-name="Standard">library(rworldmap)</text:p>
      <text:p text:style-name="Standard">table(Mozambique_Displacement_cleaned_data_UNHCR_1_$`Column 4`, Mozambique_Displacement_cleaned_data_UNHCR_1_$`United Nations High Commissioner for Refugees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MozaMap, joinCode="NAME", nameJoinColumn="Country")</text:p>
      <text:p text:style-name="Standard">mapCountryData(spdf, nameColumnToPlot="Mozambique", catMethod="fixedWidth")</text:p>
      <text:p text:style-name="Standard"/>
      <text:p text:style-name="Standard">Turkey:</text:p>
      <text:p text:style-name="Standard"/>
      <text:p text:style-name="Standard">library(rworldmap)</text:p>
      <text:p text:style-name="Standard">table(Turkey_cleaned_data_UNHCR$`Country of asylum`, Turkey_cleaned_data_UNHCR$`Country Of Origin`)</text:p>
      <text:p text:style-name="Standard">#create a map-shaped window</text:p>
      <text:p text:style-name="Standard">mapDevice('x11')</text:p>
      <text:p text:style-name="Standard">#join to a coarse resolution map</text:p>
      <text:p text:style-name="Standard">spdf &lt;- joinCountryData2Map(TurkeyMap, joinCode="NAME", nameJoinColumn="Country")</text:p>
      <text:p text:style-name="Standard"/>
      <text:p text:style-name="Standard">mapCountryData(spdf, nameColumnToPlot="Turkey", catMethod="fixedWidth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799035</meta:initial-creator>
    <dc:creator>ms799035</dc:creator>
    <meta:creation-date>2021-03-31T10:58:00Z</meta:creation-date>
    <dc:date>2021-03-31T10:58:00Z</dc:date>
    <meta:template xlink:href="Normal" xlink:type="simple"/>
    <meta:editing-cycles>2</meta:editing-cycles>
    <meta:editing-duration>PT0S</meta:editing-duration>
    <meta:document-statistic meta:page-count="4" meta:paragraph-count="7" meta:word-count="508" meta:character-count="3707" meta:row-count="26" meta:non-whitespace-character-count="3206"/>
  </office:meta>
</office:document-meta>
</file>